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2.1409in"/>
    </style:style>
    <style:style style:name="co4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9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ce7"/>
        <table:table-row table:style-name="ro1">
          <table:table-cell table:style-name="Default" office:value-type="string">
            <text:p>To go by foot, walk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#Present Tense</text:p>
          </table:table-cell>
          <table:table-cell table:style-name="ce4" office:value-type="string">
            <text:p>Imperfective (Indefinite)</text:p>
          </table:table-cell>
          <table:table-cell table:style-name="ce4" office:value-type="string">
            <text:p>Imperfective (Definite)</text:p>
          </table:table-cell>
          <table:table-cell table:style-name="ce6" office:value-type="string">
            <text:p>Perfective</text:p>
          </table:table-cell>
        </table:table-row>
        <table:table-row table:style-name="ro3">
          <table:table-cell office:value-type="string">
            <text:p>Infinitive</text:p>
          </table:table-cell>
          <table:table-cell office:value-type="string">
            <text:p>Ходить</text:p>
          </table:table-cell>
          <table:table-cell office:value-type="string">
            <text:p>Идти</text:p>
          </table:table-cell>
          <table:table-cell office:value-type="string">
            <text:p>Пойти</text:p>
          </table:table-cell>
        </table:table-row>
        <table:table-row table:style-name="ro1">
          <table:table-cell office:value-type="string">
            <text:p>First Person Singular</text:p>
          </table:table-cell>
          <table:table-cell office:value-type="string">
            <text:p>Хожу</text:p>
          </table:table-cell>
          <table:table-cell office:value-type="string">
            <text:p>Иду</text:p>
          </table:table-cell>
          <table:table-cell/>
        </table:table-row>
        <table:table-row table:style-name="ro3">
          <table:table-cell office:value-type="string">
            <text:p>Second Person Singular</text:p>
          </table:table-cell>
          <table:table-cell office:value-type="string">
            <text:p>Ходишь</text:p>
          </table:table-cell>
          <table:table-cell office:value-type="string">
            <text:p>Идёшь</text:p>
          </table:table-cell>
          <table:table-cell/>
        </table:table-row>
        <table:table-row table:style-name="ro3">
          <table:table-cell office:value-type="string">
            <text:p>Third Person Singular</text:p>
          </table:table-cell>
          <table:table-cell office:value-type="string">
            <text:p>Ходит</text:p>
          </table:table-cell>
          <table:table-cell office:value-type="string">
            <text:p>Идёт</text:p>
          </table:table-cell>
          <table:table-cell/>
        </table:table-row>
        <table:table-row table:style-name="ro3">
          <table:table-cell office:value-type="string">
            <text:p>First Person Plural</text:p>
          </table:table-cell>
          <table:table-cell office:value-type="string">
            <text:p>Ходим</text:p>
          </table:table-cell>
          <table:table-cell office:value-type="string">
            <text:p>Идём</text:p>
          </table:table-cell>
          <table:table-cell/>
        </table:table-row>
        <table:table-row table:style-name="ro3">
          <table:table-cell office:value-type="string">
            <text:p>Second Person Plural</text:p>
          </table:table-cell>
          <table:table-cell office:value-type="string">
            <text:p>Ходите</text:p>
          </table:table-cell>
          <table:table-cell office:value-type="string">
            <text:p>Идёте</text:p>
          </table:table-cell>
          <table:table-cell/>
        </table:table-row>
        <table:table-row table:style-name="ro3">
          <table:table-cell table:style-name="ce3" office:value-type="string">
            <text:p>Third Person Plural</text:p>
          </table:table-cell>
          <table:table-cell table:style-name="ce5" office:value-type="string">
            <text:p>Ходят</text:p>
          </table:table-cell>
          <table:table-cell table:style-name="ce5" office:value-type="string">
            <text:p>Идут</text:p>
          </table:table-cell>
          <table:table-cell table:style-name="ce8"/>
        </table:table-row>
        <table:table-row table:style-name="ro1">
          <table:table-cell table:style-name="ce1" office:value-type="string">
            <text:p>#Past Tense</text:p>
          </table:table-cell>
          <table:table-cell table:style-name="ce4" office:value-type="string">
            <text:p>Imperfective (Indefinite)</text:p>
          </table:table-cell>
          <table:table-cell table:style-name="ce4" office:value-type="string">
            <text:p>Imperfective (Definite)</text:p>
          </table:table-cell>
          <table:table-cell table:style-name="ce6" office:value-type="string">
            <text:p>Perfective</text:p>
          </table:table-cell>
        </table:table-row>
        <table:table-row table:style-name="ro3">
          <table:table-cell office:value-type="string">
            <text:p>Masculine</text:p>
          </table:table-cell>
          <table:table-cell office:value-type="string">
            <text:p>Ходил</text:p>
          </table:table-cell>
          <table:table-cell office:value-type="string">
            <text:p>Шёл</text:p>
          </table:table-cell>
          <table:table-cell office:value-type="string">
            <text:p>Пошёл</text:p>
          </table:table-cell>
        </table:table-row>
        <table:table-row table:style-name="ro3">
          <table:table-cell office:value-type="string">
            <text:p>Feminine</text:p>
          </table:table-cell>
          <table:table-cell office:value-type="string">
            <text:p>Ходила</text:p>
          </table:table-cell>
          <table:table-cell office:value-type="string">
            <text:p>Шла</text:p>
          </table:table-cell>
          <table:table-cell office:value-type="string">
            <text:p>Пошла</text:p>
          </table:table-cell>
        </table:table-row>
        <table:table-row table:style-name="ro3">
          <table:table-cell office:value-type="string">
            <text:p>Neuter</text:p>
          </table:table-cell>
          <table:table-cell office:value-type="string">
            <text:p>Ходило</text:p>
          </table:table-cell>
          <table:table-cell office:value-type="string">
            <text:p>Шло</text:p>
          </table:table-cell>
          <table:table-cell office:value-type="string">
            <text:p>Пошло</text:p>
          </table:table-cell>
        </table:table-row>
        <table:table-row table:style-name="ro3">
          <table:table-cell table:style-name="ce3" office:value-type="string">
            <text:p>Plural</text:p>
          </table:table-cell>
          <table:table-cell table:style-name="ce5" office:value-type="string">
            <text:p>Ходили</text:p>
          </table:table-cell>
          <table:table-cell table:style-name="ce5" office:value-type="string">
            <text:p>Шли</text:p>
          </table:table-cell>
          <table:table-cell table:style-name="ce8" office:value-type="string">
            <text:p>Пошли</text:p>
          </table:table-cell>
        </table:table-row>
        <table:table-row table:style-name="ro1">
          <table:table-cell table:style-name="ce1" office:value-type="string">
            <text:p>#Future Tense</text:p>
          </table:table-cell>
          <table:table-cell table:style-name="ce4" office:value-type="string">
            <text:p>Imperfective (Indefinite)</text:p>
          </table:table-cell>
          <table:table-cell table:style-name="ce4" office:value-type="string">
            <text:p>Imperfective (Definite)</text:p>
          </table:table-cell>
          <table:table-cell table:style-name="ce6" office:value-type="string">
            <text:p>Perfective</text:p>
          </table:table-cell>
        </table:table-row>
        <table:table-row table:style-name="ro3">
          <table:table-cell office:value-type="string">
            <text:p>First Person Singular</text:p>
          </table:table-cell>
          <table:table-cell office:value-type="string">
            <text:p>Буду -</text:p>
          </table:table-cell>
          <table:table-cell office:value-type="string">
            <text:p>Буду -</text:p>
          </table:table-cell>
          <table:table-cell office:value-type="string">
            <text:p>Пойду</text:p>
          </table:table-cell>
        </table:table-row>
        <table:table-row table:style-name="ro3">
          <table:table-cell office:value-type="string">
            <text:p>Second Person Singular</text:p>
          </table:table-cell>
          <table:table-cell office:value-type="string">
            <text:p>Будешь -</text:p>
          </table:table-cell>
          <table:table-cell office:value-type="string">
            <text:p>Будешь -</text:p>
          </table:table-cell>
          <table:table-cell office:value-type="string">
            <text:p>Пойдёшь</text:p>
          </table:table-cell>
        </table:table-row>
        <table:table-row table:style-name="ro3">
          <table:table-cell office:value-type="string">
            <text:p>Third Person Singular</text:p>
          </table:table-cell>
          <table:table-cell office:value-type="string">
            <text:p>Будет -</text:p>
          </table:table-cell>
          <table:table-cell office:value-type="string">
            <text:p>Будет -</text:p>
          </table:table-cell>
          <table:table-cell office:value-type="string">
            <text:p>Пойдёт</text:p>
          </table:table-cell>
        </table:table-row>
        <table:table-row table:style-name="ro3">
          <table:table-cell office:value-type="string">
            <text:p>First Person Plural</text:p>
          </table:table-cell>
          <table:table-cell office:value-type="string">
            <text:p>Будем -</text:p>
          </table:table-cell>
          <table:table-cell office:value-type="string">
            <text:p>Будем -</text:p>
          </table:table-cell>
          <table:table-cell office:value-type="string">
            <text:p>Пойдём</text:p>
          </table:table-cell>
        </table:table-row>
        <table:table-row table:style-name="ro3">
          <table:table-cell office:value-type="string">
            <text:p>Second Person Plural</text:p>
          </table:table-cell>
          <table:table-cell office:value-type="string">
            <text:p>Будете -</text:p>
          </table:table-cell>
          <table:table-cell office:value-type="string">
            <text:p>Будете -</text:p>
          </table:table-cell>
          <table:table-cell office:value-type="string">
            <text:p>Пойдёте</text:p>
          </table:table-cell>
        </table:table-row>
        <table:table-row table:style-name="ro3">
          <table:table-cell table:style-name="ce3" office:value-type="string">
            <text:p>Third Person Plural</text:p>
          </table:table-cell>
          <table:table-cell table:style-name="ce5" office:value-type="string">
            <text:p>Будут -</text:p>
          </table:table-cell>
          <table:table-cell table:style-name="ce5" office:value-type="string">
            <text:p>Будут -</text:p>
          </table:table-cell>
          <table:table-cell table:style-name="ce8" office:value-type="string">
            <text:p>Пойдут</text:p>
          </table:table-cell>
        </table:table-row>
        <table:table-row table:style-name="ro1">
          <table:table-cell table:style-name="ce1" office:value-type="string">
            <text:p>#Command Form</text:p>
          </table:table-cell>
          <table:table-cell table:style-name="ce4" office:value-type="string">
            <text:p>Imperfective (Indefinite)</text:p>
          </table:table-cell>
          <table:table-cell table:style-name="ce4" office:value-type="string">
            <text:p>Imperfective (Definite)</text:p>
          </table:table-cell>
          <table:table-cell table:style-name="ce6" office:value-type="string">
            <text:p>Perfective</text:p>
          </table:table-cell>
        </table:table-row>
        <table:table-row table:style-name="ro3">
          <table:table-cell office:value-type="string">
            <text:p>Informal</text:p>
          </table:table-cell>
          <table:table-cell office:value-type="string">
            <text:p>Ходи</text:p>
          </table:table-cell>
          <table:table-cell office:value-type="string">
            <text:p>Иди</text:p>
          </table:table-cell>
          <table:table-cell office:value-type="string">
            <text:p>Пойди</text:p>
          </table:table-cell>
        </table:table-row>
        <table:table-row table:style-name="ro3">
          <table:table-cell table:style-name="ce3" office:value-type="string">
            <text:p>Formal</text:p>
          </table:table-cell>
          <table:table-cell table:style-name="ce5" office:value-type="string">
            <text:p>Ходите</text:p>
          </table:table-cell>
          <table:table-cell table:style-name="ce5" office:value-type="string">
            <text:p>Идите</text:p>
          </table:table-cell>
          <table:table-cell table:style-name="ce8" office:value-type="string">
            <text:p>Пойдите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B2:Sheet1.D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18:4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02:19.61</meta:creation-date>
    <dc:date>2018-09-08T18:45:13.21</dc:date>
    <meta:editing-duration>PT26M35S</meta:editing-duration>
    <meta:editing-cycles>7</meta:editing-cycles>
    <meta:generator>OpenOffice/4.1.3$Win32 OpenOffice.org_project/413m1$Build-9783</meta:generator>
    <meta:document-statistic meta:table-count="3" meta:cell-count="87" meta:object-count="0"/>
  </office:meta>
</office:document-meta>
</file>